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24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5">
      <style:table-cell-properties fo:background-color="#ffff99" fo:border="0.74pt solid #000000"/>
    </style:style>
    <style:style style:name="ce5" style:family="table-cell" style:parent-style-name="Default" style:data-style-name="N105">
      <style:table-cell-properties fo:border="0.74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Tamaño (n)</text:p>
          </table:table-cell>
          <table:table-cell table:style-name="ce1" office:value-type="string" calcext:value-type="string">
            <text:p>Floyd</text:p>
          </table:table-cell>
          <table:table-cell table:style-name="ce6"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153342" calcext:value-type="float">
            <text:p>0,0153342</text:p>
          </table:table-cell>
          <table:table-cell table:number-columns-repeated="1022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0602728" calcext:value-type="float">
            <text:p>0,0602728</text:p>
          </table:table-cell>
          <table:table-cell table:style-name="Default"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0697" calcext:value-type="float">
            <text:p>0,1906970</text:p>
          </table:table-cell>
          <table:table-cell table:number-columns-repeated="1022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396371" calcext:value-type="float">
            <text:p>0,3963710</text:p>
          </table:table-cell>
          <table:table-cell table:style-name="Default"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5254" calcext:value-type="float">
            <text:p>0,7552540</text:p>
          </table:table-cell>
          <table:table-cell table:number-columns-repeated="1022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5" office:value-type="float" office:value="1.28636" calcext:value-type="float">
            <text:p>1,28636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5853" calcext:value-type="float">
            <text:p>2,0585300</text:p>
          </table:table-cell>
          <table:table-cell table:number-columns-repeated="1022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3.04712" calcext:value-type="float">
            <text:p>3,04712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44825" calcext:value-type="float">
            <text:p>4,4482500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6.0862" calcext:value-type="float">
            <text:p>6,0862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.16483" calcext:value-type="float">
            <text:p>8,1648300</text:p>
          </table:table-cell>
          <table:table-cell table:number-columns-repeated="1022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5" office:value-type="float" office:value="10.8145" calcext:value-type="float">
            <text:p>10,8145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.356" calcext:value-type="float">
            <text:p>13,3560000</text:p>
          </table:table-cell>
          <table:table-cell table:number-columns-repeated="1022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5" office:value-type="float" office:value="16.5162" calcext:value-type="float">
            <text:p>16,5162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.5134" calcext:value-type="float">
            <text:p>20,5134000</text:p>
          </table:table-cell>
          <table:table-cell table:number-columns-repeated="1022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5" office:value-type="float" office:value="24.6053" calcext:value-type="float">
            <text:p>24,6053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9.3076" calcext:value-type="float">
            <text:p>29,3076000</text:p>
          </table:table-cell>
          <table:table-cell table:number-columns-repeated="1022"/>
        </table:table-row>
        <table:table-row table:style-name="ro1">
          <table:table-cell table:style-name="ce3" office:value-type="float" office:value="1800" calcext:value-type="float">
            <text:p>1800</text:p>
          </table:table-cell>
          <table:table-cell table:style-name="ce5" office:value-type="float" office:value="34.759" calcext:value-type="float">
            <text:p>34,7590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.9219" calcext:value-type="float">
            <text:p>40,9219000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47.5747" calcext:value-type="float">
            <text:p>47,5747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4.8748" calcext:value-type="float">
            <text:p>54,8748000</text:p>
          </table:table-cell>
          <table:table-cell table:number-columns-repeated="1022"/>
        </table:table-row>
        <table:table-row table:style-name="ro1">
          <table:table-cell table:style-name="ce3" office:value-type="float" office:value="2200" calcext:value-type="float">
            <text:p>2200</text:p>
          </table:table-cell>
          <table:table-cell table:style-name="ce5" office:value-type="float" office:value="63.1209" calcext:value-type="float">
            <text:p>63,1209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2.8652" calcext:value-type="float">
            <text:p>72,8652000</text:p>
          </table:table-cell>
          <table:table-cell table:number-columns-repeated="1022"/>
        </table:table-row>
        <table:table-row table:style-name="ro1">
          <table:table-cell table:style-name="ce3" office:value-type="float" office:value="2400" calcext:value-type="float">
            <text:p>2400</text:p>
          </table:table-cell>
          <table:table-cell table:style-name="ce5" office:value-type="float" office:value="81.7078" calcext:value-type="float">
            <text:p>81,7078000</text:p>
          </table:table-cell>
          <table:table-cell table:style-name="Default"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2.0205" calcext:value-type="float">
            <text:p>92,02050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7" loext:min-decimal-places="7" number:min-integer-digits="1"/>
    </number:number-style>
    <number:number-style style:name="N106">
      <number:number number:decimal-places="6" loext:min-decimal-places="6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4:56:22.8462653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4:47:19.204723534</meta:creation-date>
    <dc:date>2016-03-10T14:57:24.504724361</dc:date>
    <meta:editing-duration>PT3M18S</meta:editing-duration>
    <meta:editing-cycles>2</meta:editing-cycles>
    <meta:generator>LibreOffice/5.0.5.2$Linux_X86_64 LibreOffice_project/00m0$Build-2</meta:generator>
    <meta:document-statistic meta:table-count="1" meta:cell-count="52" meta:object-count="0"/>
  </office:meta>
</office:document-meta>
</file>